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data-style-name="N0">
      <style:table-cell-properties style:vertical-align="automatic" fo:background-color="transparent"/>
    </style:style>
    <style:style style:name="ce3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data-style-name="N0">
      <style:table-cell-properties style:vertical-align="automatic" fo:wrap-option="wrap"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e7" style:family="table-cell" style:data-style-name="N0">
      <style:table-cell-properties style:vertical-align="automatic" fo:wrap-option="wrap" fo:background-color="transparen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7.48770833333333cm"/>
    </style:style>
    <style:style style:name="co3" style:family="table-column">
      <style:table-column-properties fo:break-before="auto" style:column-width="2.301875cm"/>
    </style:style>
    <style:style style:name="co4" style:family="table-column">
      <style:table-column-properties fo:break-before="auto" style:column-width="1.93145833333333cm" style:use-optimal-column-width="true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031875cm" style:use-optimal-column-width="true"/>
    </style:style>
    <style:style style:name="co7" style:family="table-column">
      <style:table-column-properties fo:break-before="auto" style:column-width="2.169583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105pt" style:use-optimal-row-height="true" fo:break-before="auto"/>
    </style:style>
    <style:style style:name="ro5" style:family="table-row">
      <style:table-row-properties style:row-height="90pt" style:use-optimal-row-height="true" fo:break-before="auto"/>
    </style:style>
    <style:style style:name="ro6" style:family="table-row">
      <style:table-row-properties style:row-height="75pt" style:use-optimal-row-height="tru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lcb_upgrade_by_departments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2"/>
        <table:table-column table:style-name="co5" table:default-cell-style-name="ce7"/>
        <table:table-column table:style-name="co6" table:default-cell-style-name="ce2"/>
        <table:table-column table:style-name="co7" table:default-cell-style-name="ce7"/>
        <table:table-column table:style-name="co8" table:number-columns-repeated="246" table:default-cell-style-name="ce2"/>
        <table:table-column table:style-name="co8" table:number-columns-repeated="16128" table:default-cell-style-name="ce1"/>
        <table:table-column table:style-name="co8" table:number-columns-repeated="2" table:default-cell-style-name="ce2"/>
        <table:table-row table:style-name="ro1">
          <table:table-cell office:value-type="string" table:style-name="ce3">
            <text:p>Task ID</text:p>
          </table:table-cell>
          <table:table-cell office:value-type="string" table:style-name="ce5">
            <text:p>Task Description</text:p>
          </table:table-cell>
          <table:table-cell office:value-type="string" table:style-name="ce5">
            <text:p>Project Name</text:p>
          </table:table-cell>
          <table:table-cell office:value-type="string" table:style-name="ce3">
            <text:p>Start Date</text:p>
          </table:table-cell>
          <table:table-cell office:value-type="string" table:style-name="ce3">
            <text:p>End Date</text:p>
          </table:table-cell>
          <table:table-cell office:value-type="string" table:style-name="ce5">
            <text:p>Department</text:p>
          </table:table-cell>
          <table:table-cell office:value-type="string" table:style-name="ce3">
            <text:p>Rate</text:p>
          </table:table-cell>
          <table:table-cell office:value-type="string" table:style-name="ce5">
            <text:p>Owner</text:p>
          </table:table-cell>
          <table:table-cell table:number-columns-repeated="246" table:style-name="ce3"/>
          <table:table-cell table:number-columns-repeated="16128" table:style-name="ce4"/>
          <table:table-cell table:number-columns-repeated="2" table:style-name="ce3"/>
        </table:table-row>
        <table:table-row table:style-name="ro1">
          <table:table-cell office:value-type="string" table:style-name="ce1">
            <text:p>REF000055</text:p>
          </table:table-cell>
          <table:table-cell office:value-type="string" table:style-name="ce6">
            <text:p>Ability to restore staff after termination</text:p>
          </table:table-cell>
          <table:table-cell office:value-type="string" table:style-name="ce6">
            <text:p>SLCB HR</text:p>
          </table:table-cell>
          <table:table-cell office:value-type="string" table:style-name="ce1">
            <text:p>2022-02-07</text:p>
          </table:table-cell>
          <table:table-cell office:value-type="string" table:style-name="ce1">
            <text:p>2022-03-31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Paul George Yidana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1">
          <table:table-cell office:value-type="string" table:style-name="ce1">
            <text:p>REF000056</text:p>
          </table:table-cell>
          <table:table-cell office:value-type="string" table:style-name="ce6">
            <text:p>Ability to capture system transfer dates on system and actual staff transfer dates</text:p>
          </table:table-cell>
          <table:table-cell office:value-type="string" table:style-name="ce6">
            <text:p>SLCB HR</text:p>
          </table:table-cell>
          <table:table-cell office:value-type="string" table:style-name="ce1">
            <text:p>2022-02-07</text:p>
          </table:table-cell>
          <table:table-cell office:value-type="string" table:style-name="ce1">
            <text:p>2022-02-15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40%</text:p>
          </table:table-cell>
          <table:table-cell office:value-type="string" table:style-name="ce6">
            <text:p>Henry Caleb Amoh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1">
          <table:table-cell office:value-type="string" table:style-name="ce1">
            <text:p>REF000057</text:p>
          </table:table-cell>
          <table:table-cell office:value-type="string" table:style-name="ce6">
            <text:p>Replace logged in employee id with employee id</text:p>
          </table:table-cell>
          <table:table-cell office:value-type="string" table:style-name="ce6">
            <text:p>SLCB HR</text:p>
          </table:table-cell>
          <table:table-cell office:value-type="string" table:style-name="ce1">
            <text:p>2022-02-07</text:p>
          </table:table-cell>
          <table:table-cell office:value-type="string" table:style-name="ce1">
            <text:p>2022-02-15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70%</text:p>
          </table:table-cell>
          <table:table-cell office:value-type="string" table:style-name="ce6">
            <text:p>Paul George Yidana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1">
          <table:table-cell office:value-type="string" table:style-name="ce1">
            <text:p>REF000058</text:p>
          </table:table-cell>
          <table:table-cell office:value-type="string" table:style-name="ce6">
            <text:p>Ability to capture actual date for suspension and termination</text:p>
          </table:table-cell>
          <table:table-cell office:value-type="string" table:style-name="ce6">
            <text:p>SLCB HR</text:p>
          </table:table-cell>
          <table:table-cell office:value-type="string" table:style-name="ce1">
            <text:p>2022-02-07</text:p>
          </table:table-cell>
          <table:table-cell office:value-type="string" table:style-name="ce1">
            <text:p>2022-02-15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Paul George Yidana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1">
          <table:table-cell office:value-type="string" table:style-name="ce1">
            <text:p>REF000085</text:p>
          </table:table-cell>
          <table:table-cell office:value-type="string" table:style-name="ce6">
            <text:p>Remove social security and ethnicity from employee data</text:p>
          </table:table-cell>
          <table:table-cell office:value-type="string" table:style-name="ce6">
            <text:p>SLCB HR</text:p>
          </table:table-cell>
          <table:table-cell office:value-type="string" table:style-name="ce1">
            <text:p>2022-02-07</text:p>
          </table:table-cell>
          <table:table-cell office:value-type="string" table:style-name="ce1">
            <text:p>2022-02-15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Paul George Yidana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1">
          <table:table-cell office:value-type="string" table:style-name="ce1">
            <text:p>REF000086</text:p>
          </table:table-cell>
          <table:table-cell office:value-type="string" table:style-name="ce6">
            <text:p>Add residential and email address for emergency contacts</text:p>
          </table:table-cell>
          <table:table-cell office:value-type="string" table:style-name="ce6">
            <text:p>SLCB HR</text:p>
          </table:table-cell>
          <table:table-cell office:value-type="string" table:style-name="ce1">
            <text:p>2022-02-07</text:p>
          </table:table-cell>
          <table:table-cell office:value-type="string" table:style-name="ce1">
            <text:p>2022-02-15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Paul George Yidana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1">
          <table:table-cell office:value-type="string" table:style-name="ce1">
            <text:p>REF000087</text:p>
          </table:table-cell>
          <table:table-cell office:value-type="string" table:style-name="ce6">
            <text:p>Ability to filter staff records by employee number, paygrade, staff level and age</text:p>
          </table:table-cell>
          <table:table-cell office:value-type="string" table:style-name="ce6">
            <text:p>SLCB HR</text:p>
          </table:table-cell>
          <table:table-cell office:value-type="string" table:style-name="ce1">
            <text:p>2022-02-07</text:p>
          </table:table-cell>
          <table:table-cell office:value-type="string" table:style-name="ce1">
            <text:p>2022-02-28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Paul George Yidana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1">
          <table:table-cell office:value-type="string" table:style-name="ce1">
            <text:p>REF000088</text:p>
          </table:table-cell>
          <table:table-cell office:value-type="string" table:style-name="ce6">
            <text:p>create staff retirement screen to show staff who are a year to retirement</text:p>
          </table:table-cell>
          <table:table-cell office:value-type="string" table:style-name="ce6">
            <text:p>SLCB HR</text:p>
          </table:table-cell>
          <table:table-cell office:value-type="string" table:style-name="ce1">
            <text:p>2022-02-07</text:p>
          </table:table-cell>
          <table:table-cell office:value-type="string" table:style-name="ce1">
            <text:p>2022-02-28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30%</text:p>
          </table:table-cell>
          <table:table-cell office:value-type="string" table:style-name="ce6">
            <text:p>Paul George Yidana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1">
          <table:table-cell office:value-type="string" table:style-name="ce1">
            <text:p>REF000089</text:p>
          </table:table-cell>
          <table:table-cell office:value-type="string" table:style-name="ce6">
            <text:p>Ability to filter staff records by recruitment date</text:p>
          </table:table-cell>
          <table:table-cell office:value-type="string" table:style-name="ce6">
            <text:p>SLCB HR</text:p>
          </table:table-cell>
          <table:table-cell office:value-type="string" table:style-name="ce1">
            <text:p>2022-02-07</text:p>
          </table:table-cell>
          <table:table-cell office:value-type="string" table:style-name="ce1">
            <text:p>2022-02-28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Paul George Yidana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1">
          <table:table-cell office:value-type="string" table:style-name="ce1">
            <text:p>REF000091</text:p>
          </table:table-cell>
          <table:table-cell office:value-type="string" table:style-name="ce6">
            <text:p>Each staff level should be apportioned amounts representing basic</text:p>
          </table:table-cell>
          <table:table-cell office:value-type="string" table:style-name="ce6">
            <text:p>SLCB HR</text:p>
          </table:table-cell>
          <table:table-cell office:value-type="string" table:style-name="ce1">
            <text:p>2022-02-07</text:p>
          </table:table-cell>
          <table:table-cell office:value-type="string" table:style-name="ce1">
            <text:p>2022-02-28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Paul George Yidana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2">
          <table:table-cell office:value-type="string" table:style-name="ce1">
            <text:p>REF000093</text:p>
          </table:table-cell>
          <table:table-cell office:value-type="string" table:style-name="ce6">
            <text:p>Create screen for paygrade/staff level so that an increment in an allowance will affect all staff for a particular notch</text:p>
          </table:table-cell>
          <table:table-cell office:value-type="string" table:style-name="ce6">
            <text:p>SLCB HR</text:p>
          </table:table-cell>
          <table:table-cell office:value-type="string" table:style-name="ce1">
            <text:p>2022-02-07</text:p>
          </table:table-cell>
          <table:table-cell office:value-type="string" table:style-name="ce1">
            <text:p>2022-03-31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Paul George Yidana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1">
          <table:table-cell office:value-type="string" table:style-name="ce1">
            <text:p>REF000095</text:p>
          </table:table-cell>
          <table:table-cell office:value-type="string" table:style-name="ce6">
            <text:p>Make provision for capturing number of working days</text:p>
          </table:table-cell>
          <table:table-cell office:value-type="string" table:style-name="ce6">
            <text:p>SLCB HR</text:p>
          </table:table-cell>
          <table:table-cell office:value-type="string" table:style-name="ce1">
            <text:p>2022-02-07</text:p>
          </table:table-cell>
          <table:table-cell office:value-type="string" table:style-name="ce1">
            <text:p>2022-03-31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Paul George Yidana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2">
          <table:table-cell office:value-type="string" table:style-name="ce1">
            <text:p>REF000096</text:p>
          </table:table-cell>
          <table:table-cell office:value-type="string" table:style-name="ce6">
            <text:p>Create emolument report that contains staff allowances for an entire year based on the current amount</text:p>
          </table:table-cell>
          <table:table-cell office:value-type="string" table:style-name="ce6">
            <text:p>SLCB HR</text:p>
          </table:table-cell>
          <table:table-cell office:value-type="string" table:style-name="ce1">
            <text:p>2022-02-07</text:p>
          </table:table-cell>
          <table:table-cell office:value-type="string" table:style-name="ce1">
            <text:p>2022-03-31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Paul George Yidana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2">
          <table:table-cell office:value-type="string" table:style-name="ce1">
            <text:p>REF000097</text:p>
          </table:table-cell>
          <table:table-cell office:value-type="string" table:style-name="ce6">
            <text:p>Leave subsidy/allowance should be active when number of leave days is above 10 working days</text:p>
          </table:table-cell>
          <table:table-cell office:value-type="string" table:style-name="ce6">
            <text:p>SLCB HR</text:p>
          </table:table-cell>
          <table:table-cell office:value-type="string" table:style-name="ce1">
            <text:p>2022-02-07</text:p>
          </table:table-cell>
          <table:table-cell office:value-type="string" table:style-name="ce1">
            <text:p>2022-03-31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Paul George Yidana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1">
          <table:table-cell office:value-type="string" table:style-name="ce1">
            <text:p>REF0000153</text:p>
          </table:table-cell>
          <table:table-cell office:value-type="string" table:style-name="ce6">
            <text:p>Add ICT department to leave approval levels</text:p>
          </table:table-cell>
          <table:table-cell office:value-type="string" table:style-name="ce6">
            <text:p>SLCB HR</text:p>
          </table:table-cell>
          <table:table-cell office:value-type="string" table:style-name="ce1">
            <text:p>2022-02-07</text:p>
          </table:table-cell>
          <table:table-cell office:value-type="string" table:style-name="ce1">
            <text:p>2022-03-31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Paul George Yidana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1">
          <table:table-cell office:value-type="string" table:style-name="ce1">
            <text:p>REF0000156</text:p>
          </table:table-cell>
          <table:table-cell office:value-type="string" table:style-name="ce6">
            <text:p>Unpaid Leaves should be well handled to prevent staff from receiving allowances</text:p>
          </table:table-cell>
          <table:table-cell office:value-type="string" table:style-name="ce6">
            <text:p>SLCB HR</text:p>
          </table:table-cell>
          <table:table-cell office:value-type="string" table:style-name="ce1">
            <text:p>2022-02-07</text:p>
          </table:table-cell>
          <table:table-cell office:value-type="string" table:style-name="ce1">
            <text:p>2022-03-31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Paul George Yidana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1">
          <table:table-cell office:value-type="string" table:style-name="ce1">
            <text:p>REF0000157</text:p>
          </table:table-cell>
          <table:table-cell office:value-type="string" table:style-name="ce6">
            <text:p>Add to leave approval notification whether a staff will be paid leave allowance or not</text:p>
          </table:table-cell>
          <table:table-cell office:value-type="string" table:style-name="ce6">
            <text:p>SLCB HR</text:p>
          </table:table-cell>
          <table:table-cell office:value-type="string" table:style-name="ce1">
            <text:p>2022-02-07</text:p>
          </table:table-cell>
          <table:table-cell office:value-type="string" table:style-name="ce1">
            <text:p>2022-03-31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Paul George Yidana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2">
          <table:table-cell office:value-type="string" table:style-name="ce1">
            <text:p>REF0000158</text:p>
          </table:table-cell>
          <table:table-cell office:value-type="string" table:style-name="ce6">
            <text:p>Compassionate leave amount should be applied to leaves taken for compasionate leaves</text:p>
          </table:table-cell>
          <table:table-cell office:value-type="string" table:style-name="ce6">
            <text:p>SLCB HR</text:p>
          </table:table-cell>
          <table:table-cell office:value-type="string" table:style-name="ce1">
            <text:p>2022-02-07</text:p>
          </table:table-cell>
          <table:table-cell office:value-type="string" table:style-name="ce1">
            <text:p>2022-04-29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Paul George Yidana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2">
          <table:table-cell office:value-type="string" table:style-name="ce1">
            <text:p>REF0000161</text:p>
          </table:table-cell>
          <table:table-cell office:value-type="string" table:style-name="ce6">
            <text:p>Design a summary report on all branches/depts/unit leaves (sample report to be received from Edna/Theresa)</text:p>
          </table:table-cell>
          <table:table-cell office:value-type="string" table:style-name="ce6">
            <text:p>SLCB HR</text:p>
          </table:table-cell>
          <table:table-cell office:value-type="string" table:style-name="ce1">
            <text:p>2022-02-07</text:p>
          </table:table-cell>
          <table:table-cell office:value-type="string" table:style-name="ce1">
            <text:p>2022-03-31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Paul George Yidana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1">
          <table:table-cell office:value-type="string" table:style-name="ce1">
            <text:p>REF0000163</text:p>
          </table:table-cell>
          <table:table-cell office:value-type="string" table:style-name="ce6">
            <text:p>Employee expense report not responding</text:p>
          </table:table-cell>
          <table:table-cell office:value-type="string" table:style-name="ce6">
            <text:p>SLCB HR</text:p>
          </table:table-cell>
          <table:table-cell office:value-type="string" table:style-name="ce1">
            <text:p>2022-02-07</text:p>
          </table:table-cell>
          <table:table-cell office:value-type="string" table:style-name="ce1">
            <text:p>2022-03-31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Paul George Yidana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1">
          <table:table-cell office:value-type="string" table:style-name="ce1">
            <text:p>REF0000165</text:p>
          </table:table-cell>
          <table:table-cell office:value-type="string" table:style-name="ce6">
            <text:p>Apply calculation columns to notches</text:p>
          </table:table-cell>
          <table:table-cell office:value-type="string" table:style-name="ce6">
            <text:p>SLCB HR</text:p>
          </table:table-cell>
          <table:table-cell office:value-type="string" table:style-name="ce1">
            <text:p>2022-02-07</text:p>
          </table:table-cell>
          <table:table-cell office:value-type="string" table:style-name="ce1">
            <text:p>2022-03-31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Paul George Yidana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1">
          <table:table-cell office:value-type="string" table:style-name="ce1">
            <text:p>REF0000176</text:p>
          </table:table-cell>
          <table:table-cell office:value-type="string" table:style-name="ce6">
            <text:p>Make provision for expense beneficiary dept/unit/branch</text:p>
          </table:table-cell>
          <table:table-cell office:value-type="string" table:style-name="ce6">
            <text:p>SLCB HR</text:p>
          </table:table-cell>
          <table:table-cell office:value-type="string" table:style-name="ce1">
            <text:p>2022-02-07</text:p>
          </table:table-cell>
          <table:table-cell office:value-type="string" table:style-name="ce1">
            <text:p>2022-03-31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Paul George Yidana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3">
          <table:table-cell office:value-type="string" table:style-name="ce1">
            <text:p>REF0000177</text:p>
          </table:table-cell>
          <table:table-cell office:value-type="string" table:style-name="ce6">
            <text:p>Make provision for internal medicals. Medical unit should be able to capture medical records for record keeping and analytics at employee module</text:p>
          </table:table-cell>
          <table:table-cell office:value-type="string" table:style-name="ce6">
            <text:p>SLCB HR</text:p>
          </table:table-cell>
          <table:table-cell office:value-type="string" table:style-name="ce1">
            <text:p>2022-02-07</text:p>
          </table:table-cell>
          <table:table-cell office:value-type="string" table:style-name="ce1">
            <text:p>2022-03-31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70%</text:p>
          </table:table-cell>
          <table:table-cell office:value-type="string" table:style-name="ce6">
            <text:p>Paul George Yidana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1">
          <table:table-cell office:value-type="string" table:style-name="ce1">
            <text:p>REF0000178</text:p>
          </table:table-cell>
          <table:table-cell office:value-type="string" table:style-name="ce6">
            <text:p>create screen for reducing balance on medicals</text:p>
          </table:table-cell>
          <table:table-cell office:value-type="string" table:style-name="ce6">
            <text:p>SLCB HR</text:p>
          </table:table-cell>
          <table:table-cell office:value-type="string" table:style-name="ce1">
            <text:p>2022-02-07</text:p>
          </table:table-cell>
          <table:table-cell office:value-type="string" table:style-name="ce1">
            <text:p>2022-03-31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80%</text:p>
          </table:table-cell>
          <table:table-cell office:value-type="string" table:style-name="ce6">
            <text:p>Paul George Yidana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1">
          <table:table-cell office:value-type="string" table:style-name="ce1">
            <text:p>REF0000180</text:p>
          </table:table-cell>
          <table:table-cell office:value-type="string" table:style-name="ce6">
            <text:p>Make provision for training cost payments through swift</text:p>
          </table:table-cell>
          <table:table-cell office:value-type="string" table:style-name="ce6">
            <text:p>SLCB HR</text:p>
          </table:table-cell>
          <table:table-cell office:value-type="string" table:style-name="ce1">
            <text:p>2022-02-07</text:p>
          </table:table-cell>
          <table:table-cell office:value-type="string" table:style-name="ce1">
            <text:p>2022-03-31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Paul George Yidana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3">
          <table:table-cell office:value-type="string" table:style-name="ce1">
            <text:p>REF0000183</text:p>
          </table:table-cell>
          <table:table-cell office:value-type="string" table:style-name="ce6">
            <text:p>Managers should be able to request for staff training. It goes through line manager/supervision, to HR, DMD/MD and then back to HR</text:p>
          </table:table-cell>
          <table:table-cell office:value-type="string" table:style-name="ce6">
            <text:p>SLCB HR</text:p>
          </table:table-cell>
          <table:table-cell office:value-type="string" table:style-name="ce1">
            <text:p>2022-02-07</text:p>
          </table:table-cell>
          <table:table-cell office:value-type="string" table:style-name="ce1">
            <text:p>2022-03-31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80%</text:p>
          </table:table-cell>
          <table:table-cell office:value-type="string" table:style-name="ce6">
            <text:p>Paul George Yidana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1">
          <table:table-cell office:value-type="string" table:style-name="ce1">
            <text:p>REF0000214</text:p>
          </table:table-cell>
          <table:table-cell office:value-type="string" table:style-name="ce6">
            <text:p>Add links to e-learning (eg Coursera) platforms on course/training sessions</text:p>
          </table:table-cell>
          <table:table-cell office:value-type="string" table:style-name="ce6">
            <text:p>SLCB HR</text:p>
          </table:table-cell>
          <table:table-cell office:value-type="string" table:style-name="ce1">
            <text:p>2022-02-07</text:p>
          </table:table-cell>
          <table:table-cell office:value-type="string" table:style-name="ce1">
            <text:p>2022-03-31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Paul George Yidana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2">
          <table:table-cell office:value-type="string" table:style-name="ce1">
            <text:p>REF0000215</text:p>
          </table:table-cell>
          <table:table-cell office:value-type="string" table:style-name="ce6">
            <text:p>Disciplinary records should be added to employee profile to indicate summary termination/dismissals</text:p>
          </table:table-cell>
          <table:table-cell office:value-type="string" table:style-name="ce6">
            <text:p>SLCB HR</text:p>
          </table:table-cell>
          <table:table-cell office:value-type="string" table:style-name="ce1">
            <text:p>2022-02-07</text:p>
          </table:table-cell>
          <table:table-cell office:value-type="string" table:style-name="ce1">
            <text:p>2022-03-31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Paul George Yidana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2">
          <table:table-cell office:value-type="string" table:style-name="ce1">
            <text:p>REF0000217</text:p>
          </table:table-cell>
          <table:table-cell office:value-type="string" table:style-name="ce6">
            <text:p>Disciplinary actions should include seization, advice to resign, surcharge, warnings, reprimand, forfeiture etc</text:p>
          </table:table-cell>
          <table:table-cell office:value-type="string" table:style-name="ce6">
            <text:p>SLCB HR</text:p>
          </table:table-cell>
          <table:table-cell office:value-type="string" table:style-name="ce1">
            <text:p>2022-02-07</text:p>
          </table:table-cell>
          <table:table-cell office:value-type="string" table:style-name="ce1">
            <text:p>2022-03-31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Paul George Yidana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1">
          <table:table-cell office:value-type="string" table:style-name="ce1">
            <text:p>REF0000218</text:p>
          </table:table-cell>
          <table:table-cell office:value-type="string" table:style-name="ce6">
            <text:p>Create summary report on self assesment and appraisal</text:p>
          </table:table-cell>
          <table:table-cell office:value-type="string" table:style-name="ce6">
            <text:p>SLCB HR</text:p>
          </table:table-cell>
          <table:table-cell office:value-type="string" table:style-name="ce1">
            <text:p>2022-02-07</text:p>
          </table:table-cell>
          <table:table-cell office:value-type="string" table:style-name="ce1">
            <text:p>2022-03-31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Paul George Yidana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1">
          <table:table-cell office:value-type="string" table:style-name="ce1">
            <text:p>REF0000219</text:p>
          </table:table-cell>
          <table:table-cell office:value-type="string" table:style-name="ce6">
            <text:p>Take performance review template to be fed into the system</text:p>
          </table:table-cell>
          <table:table-cell office:value-type="string" table:style-name="ce6">
            <text:p>SLCB HR</text:p>
          </table:table-cell>
          <table:table-cell office:value-type="string" table:style-name="ce1">
            <text:p>2022-02-07</text:p>
          </table:table-cell>
          <table:table-cell office:value-type="string" table:style-name="ce1">
            <text:p>2022-03-31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30%</text:p>
          </table:table-cell>
          <table:table-cell office:value-type="string" table:style-name="ce6">
            <text:p>Paul George Yidana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1">
          <table:table-cell office:value-type="string" table:style-name="ce1">
            <text:p>REF0000221</text:p>
          </table:table-cell>
          <table:table-cell office:value-type="string" table:style-name="ce6">
            <text:p>Add option to download report in excel/pdf</text:p>
          </table:table-cell>
          <table:table-cell office:value-type="string" table:style-name="ce6">
            <text:p>SLCB HR</text:p>
          </table:table-cell>
          <table:table-cell office:value-type="string" table:style-name="ce1">
            <text:p>2022-02-07</text:p>
          </table:table-cell>
          <table:table-cell office:value-type="string" table:style-name="ce1">
            <text:p>2022-03-31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Paul George Yidana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1">
          <table:table-cell office:value-type="string" table:style-name="ce1">
            <text:p>REF0000222</text:p>
          </table:table-cell>
          <table:table-cell office:value-type="string" table:style-name="ce6">
            <text:p>Create Disciplinary report</text:p>
          </table:table-cell>
          <table:table-cell office:value-type="string" table:style-name="ce6">
            <text:p>SLCB HR</text:p>
          </table:table-cell>
          <table:table-cell office:value-type="string" table:style-name="ce1">
            <text:p>2022-02-07</text:p>
          </table:table-cell>
          <table:table-cell office:value-type="string" table:style-name="ce1">
            <text:p>2022-03-31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Paul George Yidana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1">
          <table:table-cell office:value-type="string" table:style-name="ce1">
            <text:p>REF0000223</text:p>
          </table:table-cell>
          <table:table-cell office:value-type="string" table:style-name="ce6">
            <text:p>Replace asset code with serial number</text:p>
          </table:table-cell>
          <table:table-cell office:value-type="string" table:style-name="ce6">
            <text:p>SLCB HR</text:p>
          </table:table-cell>
          <table:table-cell office:value-type="string" table:style-name="ce1">
            <text:p>2022-02-07</text:p>
          </table:table-cell>
          <table:table-cell office:value-type="string" table:style-name="ce1">
            <text:p>2022-03-31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Paul George Yidana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1">
          <table:table-cell office:value-type="string" table:style-name="ce1">
            <text:p>REF0000224</text:p>
          </table:table-cell>
          <table:table-cell office:value-type="string" table:style-name="ce6">
            <text:p>Enable private chats</text:p>
          </table:table-cell>
          <table:table-cell office:value-type="string" table:style-name="ce6">
            <text:p>SLCB HR</text:p>
          </table:table-cell>
          <table:table-cell office:value-type="string" table:style-name="ce1">
            <text:p>2022-02-07</text:p>
          </table:table-cell>
          <table:table-cell office:value-type="string" table:style-name="ce1">
            <text:p>2022-03-31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Henry Caleb Amoh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1">
          <table:table-cell office:value-type="string" table:style-name="ce1">
            <text:p>REF0000225</text:p>
          </table:table-cell>
          <table:table-cell office:value-type="string" table:style-name="ce6">
            <text:p>Loan origination process should be added to the system</text:p>
          </table:table-cell>
          <table:table-cell office:value-type="string" table:style-name="ce6">
            <text:p>SLCB HR</text:p>
          </table:table-cell>
          <table:table-cell office:value-type="string" table:style-name="ce1">
            <text:p>2022-02-07</text:p>
          </table:table-cell>
          <table:table-cell office:value-type="string" table:style-name="ce1">
            <text:p>2022-03-31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Paul George Yidana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3">
          <table:table-cell office:value-type="string" table:style-name="ce1">
            <text:p>REF0000226</text:p>
          </table:table-cell>
          <table:table-cell office:value-type="string" table:style-name="ce6">
            <text:p>Ability to send HR forms on the system with email notification. And to receive email notification when they are received/returned</text:p>
          </table:table-cell>
          <table:table-cell office:value-type="string" table:style-name="ce6">
            <text:p>SLCB HR</text:p>
          </table:table-cell>
          <table:table-cell office:value-type="string" table:style-name="ce1">
            <text:p>2022-02-07</text:p>
          </table:table-cell>
          <table:table-cell office:value-type="string" table:style-name="ce1">
            <text:p>2022-03-31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80%</text:p>
          </table:table-cell>
          <table:table-cell office:value-type="string" table:style-name="ce6">
            <text:p>Henry Caleb Amoh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1">
          <table:table-cell office:value-type="string" table:style-name="ce1">
            <text:p>REF0000227</text:p>
          </table:table-cell>
          <table:table-cell office:value-type="string" table:style-name="ce6">
            <text:p>PAYE sample report to be taken from Theresa for appropriate adjustments</text:p>
          </table:table-cell>
          <table:table-cell office:value-type="string" table:style-name="ce6">
            <text:p>SLCB HR</text:p>
          </table:table-cell>
          <table:table-cell office:value-type="string" table:style-name="ce1">
            <text:p>2022-02-07</text:p>
          </table:table-cell>
          <table:table-cell office:value-type="string" table:style-name="ce1">
            <text:p>2022-03-31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Paul George Yidana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4">
          <table:table-cell office:value-type="string" table:style-name="ce1">
            <text:p>REF0000720</text:p>
          </table:table-cell>
          <table:table-cell office:value-type="string" table:style-name="ce6">
            <text:p>VREG CROSS - Reports on Total Loans, O/D, Contingent and NPA Statement of loans and Advances(CBWSR002)Total O/D figure on this cluster does not equal to Total O/D on the balance sheet and Other advances(Contingent) was not provided for on this cluster</text:p>
          </table:table-cell>
          <table:table-cell office:value-type="string" table:style-name="ce6">
            <text:p>SLCB UPGRADE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5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seph Boateng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5">
          <table:table-cell office:value-type="string" table:style-name="ce1">
            <text:p>REF0000721</text:p>
          </table:table-cell>
          <table:table-cell office:value-type="string" table:style-name="ce6">
            <text:p>VREG CROSS - Reports on sectoral classification weekly Statement of Sectoral Adverse Classification(CBWSR009)Incomplete framework (i.e. No Security Reliable, No Provision made, No Interest in Suspense)</text:p>
          </table:table-cell>
          <table:table-cell office:value-type="string" table:style-name="ce6">
            <text:p>SLCB UPGRADE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seph Boateng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3">
          <table:table-cell office:value-type="string" table:style-name="ce1">
            <text:p>REF0000722</text:p>
          </table:table-cell>
          <table:table-cell office:value-type="string" table:style-name="ce6">
            <text:p>VREG CROSS - Reports on Total Loans, O/D and NPA Statement of Risk Assets by Major Economic Sector(CBMSR1004)The breakdown is not seen (CBMSR1004)</text:p>
          </table:table-cell>
          <table:table-cell office:value-type="string" table:style-name="ce6">
            <text:p>SLCB UPGRADE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seph Boateng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5">
          <table:table-cell office:value-type="string" table:style-name="ce1">
            <text:p>REF0000723</text:p>
          </table:table-cell>
          <table:table-cell office:value-type="string" table:style-name="ce6">
            <text:p>VREG CROSS - Reports on sectoral classification Monthly Statement of Sectoral Adverse Classification(CBMSR015)Incomplete framework (i.e. No Security Realizable, No Provision made, No Interest in Suspense)</text:p>
          </table:table-cell>
          <table:table-cell office:value-type="string" table:style-name="ce6">
            <text:p>SLCB UPGRADE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seph Boateng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6">
          <table:table-cell office:value-type="string" table:style-name="ce1">
            <text:p>REF0000724</text:p>
          </table:table-cell>
          <table:table-cell office:value-type="string" table:style-name="ce6">
            <text:p>VREG CROSS - Reports on Commercial &amp; Personal Lending Statement of Commercial and Personal Lending(CBMSR020)Not Seen(Error Message- REP-110: File CBMSR020.rdf cannot open)</text:p>
          </table:table-cell>
          <table:table-cell office:value-type="string" table:style-name="ce6">
            <text:p>SLCB UPGRADE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seph Boateng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3">
          <table:table-cell office:value-type="string" table:style-name="ce1">
            <text:p>REF0000725</text:p>
          </table:table-cell>
          <table:table-cell office:value-type="string" table:style-name="ce6">
            <text:p>VREG CROSS - Outstanding loan to Major Economic Activity Breakdown of Loans Outstanding by M.E.A(CBMSB1021)Not seen (CBMSB1021)</text:p>
          </table:table-cell>
          <table:table-cell office:value-type="string" table:style-name="ce6">
            <text:p>SLCB UPGRADE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seph Boateng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3">
          <table:table-cell office:value-type="string" table:style-name="ce1">
            <text:p>REF0000726</text:p>
          </table:table-cell>
          <table:table-cell office:value-type="string" table:style-name="ce6">
            <text:p>VREG CROSS - Analysis of O/D, Loans, Advances Breakdown of Statement of Analysis of O/D, Loans, Advances(CBMS1022)Not seen (CBMS1022)</text:p>
          </table:table-cell>
          <table:table-cell office:value-type="string" table:style-name="ce6">
            <text:p>SLCB UPGRADE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seph Boateng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5">
          <table:table-cell office:value-type="string" table:style-name="ce1">
            <text:p>REF0000727</text:p>
          </table:table-cell>
          <table:table-cell office:value-type="string" table:style-name="ce6">
            <text:p>VREG CROSS - Analysis of O/D, Loans, Advances Statement of Analysis of O/D, Loans and Adv. Of Banking Insti. (CBMSR025)This cluster needs further Sub Segment(Public Institutions, Joint State and Private, Co-operative Etc.)</text:p>
          </table:table-cell>
          <table:table-cell office:value-type="string" table:style-name="ce6">
            <text:p>SLCB UPGRADE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seph Boateng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6">
          <table:table-cell office:value-type="string" table:style-name="ce1">
            <text:p>REF0000728</text:p>
          </table:table-cell>
          <table:table-cell office:value-type="string" table:style-name="ce6">
            <text:p>VREG CROSS - Top Borrows Statement of Top 50 Borrows (CBMSR052) Some fields are still empty (i.e. Â Collateral, Collateral Reference, Collateral Value) Report do not update.</text:p>
          </table:table-cell>
          <table:table-cell office:value-type="string" table:style-name="ce6">
            <text:p>SLCB UPGRADE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seph Boateng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3">
          <table:table-cell office:value-type="string" table:style-name="ce1">
            <text:p>REF0000729</text:p>
          </table:table-cell>
          <table:table-cell office:value-type="string" table:style-name="ce6">
            <text:p>VREG CROSS - Sectoral Classification Breakdown of Sectoral Classification(CBMSB1053)The breakdown is not seen (CBMSB1053)</text:p>
          </table:table-cell>
          <table:table-cell office:value-type="string" table:style-name="ce6">
            <text:p>SLCB UPGRADE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seph Boateng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5">
          <table:table-cell office:value-type="string" table:style-name="ce1">
            <text:p>REF0000730</text:p>
          </table:table-cell>
          <table:table-cell office:value-type="string" table:style-name="ce6">
            <text:p>VREG CROSS - Adverse Classification Statement of List of Adverse Classification (CBMRS054)Some fields are still empty( i.e. Â Collateral type, Value of Collateral, Drawn down Amt, Maturity date, Approve Amt, Interest ) Report do not Update.</text:p>
          </table:table-cell>
          <table:table-cell office:value-type="string" table:style-name="ce6">
            <text:p>SLCB UPGRADE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seph Boateng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6">
          <table:table-cell office:value-type="string" table:style-name="ce1">
            <text:p>REF0000731</text:p>
          </table:table-cell>
          <table:table-cell office:value-type="string" table:style-name="ce6">
            <text:p>VREG CROSS - Quarterly Info of Specific loss and Actual loss and Provisions STATEMENT OF SPECIFIC LOSS PROVISIONS AND ACTUAL LOSS (CBQSR001)Framework Ok yet to verify the correctness of the figures.</text:p>
          </table:table-cell>
          <table:table-cell office:value-type="string" table:style-name="ce6">
            <text:p>SLCB UPGRADE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seph Boateng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6">
          <table:table-cell office:value-type="string" table:style-name="ce1">
            <text:p>REF0000732</text:p>
          </table:table-cell>
          <table:table-cell office:value-type="string" table:style-name="ce6">
            <text:p>VREG CROSS - Restructured Credit Outstanding STATEMENT OF RESTRUCTURED CREDITS OUTSTANDING (CBQSR003)Framework Ok yet to verify the correctness of the figures</text:p>
          </table:table-cell>
          <table:table-cell office:value-type="string" table:style-name="ce6">
            <text:p>SLCB UPGRADE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seph Boateng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6">
          <table:table-cell office:value-type="string" table:style-name="ce1">
            <text:p>REF0000733</text:p>
          </table:table-cell>
          <table:table-cell office:value-type="string" table:style-name="ce6">
            <text:p>VREG CROSS - STATEMENT OF RECLASSIFICATIONS TO PERFORMING STATUS AND WRITE-OFFS (CBQSR004)Framework Ok yet to verify the correctness of the figures</text:p>
          </table:table-cell>
          <table:table-cell office:value-type="string" table:style-name="ce6">
            <text:p>SLCB UPGRADE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seph Boateng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2">
          <table:table-cell office:value-type="string" table:style-name="ce1">
            <text:p>REF0000734</text:p>
          </table:table-cell>
          <table:table-cell office:value-type="string" table:style-name="ce6">
            <text:p>VREG CROSS - STATEMENT OF CREDITS TO DIRECTORS, OFFICERS, EMPLOYEES AND ETC (CBQSR005)Not Seen</text:p>
          </table:table-cell>
          <table:table-cell office:value-type="string" table:style-name="ce6">
            <text:p>SLCB UPGRADE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seph Boateng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3">
          <table:table-cell office:value-type="string" table:style-name="ce1">
            <text:p>REF0000735</text:p>
          </table:table-cell>
          <table:table-cell office:value-type="string" table:style-name="ce6">
            <text:p>VREG CROSS - BREAKDOWN OF VALUE OF LOAN ACCOUNTS BY MAJOR ECONOMIC ACTIVITIES(CBQSB1006)Not seen (CBQSB1006)</text:p>
          </table:table-cell>
          <table:table-cell office:value-type="string" table:style-name="ce6">
            <text:p>SLCB UPGRADE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seph Boateng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3">
          <table:table-cell office:value-type="string" table:style-name="ce1">
            <text:p>REF0000736</text:p>
          </table:table-cell>
          <table:table-cell office:value-type="string" table:style-name="ce6">
            <text:p>VREG CROSS - STATEMENT OF NON-CURRENT AND NON-ACCRUAL CREDIT OUTSTANDING(CBQSR013)Not Seen (CBQSR013)</text:p>
          </table:table-cell>
          <table:table-cell office:value-type="string" table:style-name="ce6">
            <text:p>SLCB UPGRADE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seph Boateng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3">
          <table:table-cell office:value-type="string" table:style-name="ce1">
            <text:p>REF0000737</text:p>
          </table:table-cell>
          <table:table-cell office:value-type="string" table:style-name="ce6">
            <text:p>VREG CROSS - BREAKDOWN OF CREDITS TO AFFILIATED COMPANIES(CBQSR015)Incomplete Framework (i.e. Other Column Not Seen)</text:p>
          </table:table-cell>
          <table:table-cell office:value-type="string" table:style-name="ce6">
            <text:p>SLCB UPGRADE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seph Boateng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5">
          <table:table-cell office:value-type="string" table:style-name="ce1">
            <text:p>REF0000738</text:p>
          </table:table-cell>
          <table:table-cell office:value-type="string" table:style-name="ce6">
            <text:p>VREG CROSS - O/D,Loans, and other Facilities extended to Employees STATEMENT OF OVERDRAFT, LOANS AND OTHER CREDIT FACILITIES EXTENDED TO OFFICIAL AND OTHER EMPLOYEES OF THE BANK(CBHYSR007)Not Seen</text:p>
          </table:table-cell>
          <table:table-cell office:value-type="string" table:style-name="ce6">
            <text:p>SLCB UPGRADE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seph Boateng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5">
          <table:table-cell office:value-type="string" table:style-name="ce1">
            <text:p>REF0000741</text:p>
          </table:table-cell>
          <table:table-cell office:value-type="string" table:style-name="ce6">
            <text:p>VREG CROSS - Immovable Property for Shareholders and Directors STATEMENT OF IMMOVABLE PROPERTY ACCEPTED IN SATISFACTION OF DEBT FOR SHAREHOLDERS AND DIRECTORS(CBHYSR008)Not Seen</text:p>
          </table:table-cell>
          <table:table-cell office:value-type="string" table:style-name="ce6">
            <text:p>SLCB UPGRADE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seph Boateng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5">
          <table:table-cell office:value-type="string" table:style-name="ce1">
            <text:p>REF0000742</text:p>
          </table:table-cell>
          <table:table-cell office:value-type="string" table:style-name="ce6">
            <text:p>VREG CROSS - Movable Property for Shareholders and Directors STATEMENT OF MOVABLE PROPERTY ACCEPTED IN SATISFACTION OF DEBT FOR SHAREHOLDERS AND DIRECTORS(CBHYSR009)Not Seen</text:p>
          </table:table-cell>
          <table:table-cell office:value-type="string" table:style-name="ce6">
            <text:p>SLCB UPGRADE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seph Boateng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5">
          <table:table-cell office:value-type="string" table:style-name="ce1">
            <text:p>REF0000744</text:p>
          </table:table-cell>
          <table:table-cell office:value-type="string" table:style-name="ce6">
            <text:p>VREG CROSS - Immovable Property for Other Officials and Employees STATEMENT OF IMMOVABLE PROPERTY ACCEPTED IN SATISFACTION OF DEBT FOR OTHER OFFICALS AND EMPLOYEES(CBHYSR010)Not Seen</text:p>
          </table:table-cell>
          <table:table-cell office:value-type="string" table:style-name="ce6">
            <text:p>SLCB UPGRADE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seph Boateng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5">
          <table:table-cell office:value-type="string" table:style-name="ce1">
            <text:p>REF0000745</text:p>
          </table:table-cell>
          <table:table-cell office:value-type="string" table:style-name="ce6">
            <text:p>VREG CROSS - Movable Property for Other Officials and Employees STATEMENT OF MOVABLE PROPERTY ACCEPTED IN SATISFACTION OF DEBT FOR OTHER OFFICALS AND EMPLOYEES(CBHYSR011)Not Seen</text:p>
          </table:table-cell>
          <table:table-cell office:value-type="string" table:style-name="ce6">
            <text:p>SLCB UPGRADE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seph Boateng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3">
          <table:table-cell office:value-type="string" table:style-name="ce1">
            <text:p>REF0000748</text:p>
          </table:table-cell>
          <table:table-cell office:value-type="string" table:style-name="ce6">
            <text:p>VREG CROSS - Immovable Property for Other STATEMENT OF IMMOVABLE PROPERTY ACCEPTED IN SATISFACTION OF DEBT FOR OTHERS (CBHYSR012)Not Seen</text:p>
          </table:table-cell>
          <table:table-cell office:value-type="string" table:style-name="ce6">
            <text:p>SLCB UPGRADE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seph Boateng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3">
          <table:table-cell office:value-type="string" table:style-name="ce1">
            <text:p>REF0000750</text:p>
          </table:table-cell>
          <table:table-cell office:value-type="string" table:style-name="ce6">
            <text:p>VREG CROSS - Movable Property for Other STATEMENT OF MOVABLE PROPERTY ACCEPTED IN SATISFACTION OF DEBT FOR OTHERS (CBHYSR013)Not Seen</text:p>
          </table:table-cell>
          <table:table-cell office:value-type="string" table:style-name="ce6">
            <text:p>SLCB UPGRADE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seph Boateng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3">
          <table:table-cell office:value-type="string" table:style-name="ce1">
            <text:p>REF0000751</text:p>
          </table:table-cell>
          <table:table-cell office:value-type="string" table:style-name="ce6">
            <text:p>VREG CROSS - STATEMENT OF ADVANCES CREDIT AND GUARANTEES GRANTED TO DIRECTORS AS % OF CAPITAL BASE(CBHYSR014)Not Seen</text:p>
          </table:table-cell>
          <table:table-cell office:value-type="string" table:style-name="ce6">
            <text:p>SLCB UPGRADE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seph Boateng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3">
          <table:table-cell office:value-type="string" table:style-name="ce1">
            <text:p>REF0000752</text:p>
          </table:table-cell>
          <table:table-cell office:value-type="string" table:style-name="ce6">
            <text:p>VREG CROSS - Account Witten Off STATEMENT OF LIST OF ACCOUNT WRITTEN OFF IN THE LAST TWO YEARS(CBHYSR015)Not Seen</text:p>
          </table:table-cell>
          <table:table-cell office:value-type="string" table:style-name="ce6">
            <text:p>SLCB UPGRADE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seph Boateng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6">
          <table:table-cell office:value-type="string" table:style-name="ce1">
            <text:p>REF0000753</text:p>
          </table:table-cell>
          <table:table-cell office:value-type="string" table:style-name="ce6">
            <text:p>VREG CROSS - NET EXPOSURE REPORT The following total in this report is incorrect: Total loans and Advances, Contingent, Performing and Nonâ€‘Performing loans and O/D.</text:p>
          </table:table-cell>
          <table:table-cell office:value-type="string" table:style-name="ce6">
            <text:p>SLCB UPGRADE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seph Boateng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2">
          <table:table-cell office:value-type="string" table:style-name="ce1">
            <text:p>REF0000754</text:p>
          </table:table-cell>
          <table:table-cell office:value-type="string" table:style-name="ce6">
            <text:p>VREG CROSS - ALL CLUSTERS SHOULD HAVE REFRESH DATE (i.e. START DATE AND END DATE)</text:p>
          </table:table-cell>
          <table:table-cell office:value-type="string" table:style-name="ce6">
            <text:p>SLCB UPGRADE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seph Boateng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2">
          <table:table-cell office:value-type="string" table:style-name="ce1">
            <text:p>REF0000755</text:p>
          </table:table-cell>
          <table:table-cell office:value-type="string" table:style-name="ce6">
            <text:p>VREG CROSS - Onsite Pre-Exam Ciuster Statement OF REPOSSESSED/SEIZED ASSETS (CBPESR002)Not Seen</text:p>
          </table:table-cell>
          <table:table-cell office:value-type="string" table:style-name="ce6">
            <text:p>SLCB UPGRADE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seph Boateng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2">
          <table:table-cell office:value-type="string" table:style-name="ce1">
            <text:p>REF0000756</text:p>
          </table:table-cell>
          <table:table-cell office:value-type="string" table:style-name="ce6">
            <text:p>VREG CROSS - Onsite Pre-Exam Ciuster STATEMENT OF DIRECTORS AND OFFICERS INDEBTEDNESS(CBPESR006)Not Seen</text:p>
          </table:table-cell>
          <table:table-cell office:value-type="string" table:style-name="ce6">
            <text:p>SLCB UPGRADE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seph Boateng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2">
          <table:table-cell office:value-type="string" table:style-name="ce1">
            <text:p>REF0000757</text:p>
          </table:table-cell>
          <table:table-cell office:value-type="string" table:style-name="ce6">
            <text:p>VREG CROSS - Onsite Pre-Exam Ciuster STATEMENT OF INSIDER RELATED CREDITS(CBPESR007)Not Seen</text:p>
          </table:table-cell>
          <table:table-cell office:value-type="string" table:style-name="ce6">
            <text:p>SLCB UPGRADE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seph Boateng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2">
          <table:table-cell office:value-type="string" table:style-name="ce1">
            <text:p>REF0000758</text:p>
          </table:table-cell>
          <table:table-cell office:value-type="string" table:style-name="ce6">
            <text:p>VREG CROSS - Onsite Pre-Exam Ciuster Statement of Insider Related Credits - Ex Staff(CBPECR008)Not Seen</text:p>
          </table:table-cell>
          <table:table-cell office:value-type="string" table:style-name="ce6">
            <text:p>SLCB UPGRADE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seph Boateng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3">
          <table:table-cell office:value-type="string" table:style-name="ce1">
            <text:p>REF0000759</text:p>
          </table:table-cell>
          <table:table-cell office:value-type="string" table:style-name="ce6">
            <text:p>VREG CROSS - Onsite Pre-Exam Ciuster Statement of Outstanding Facilities to Government and Its Agencies(CBPESR014)Not Seen</text:p>
          </table:table-cell>
          <table:table-cell office:value-type="string" table:style-name="ce6">
            <text:p>SLCB UPGRADE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seph Boateng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2">
          <table:table-cell office:value-type="string" table:style-name="ce1">
            <text:p>REF0000760</text:p>
          </table:table-cell>
          <table:table-cell office:value-type="string" table:style-name="ce6">
            <text:p>VREG CROSS - Onsite Pre-Exam Ciuster Statement of List of Accounts Written Off In the Last Two Years(CBPESR018)Not Seen</text:p>
          </table:table-cell>
          <table:table-cell office:value-type="string" table:style-name="ce6">
            <text:p>SLCB UPGRADE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seph Boateng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2">
          <table:table-cell office:value-type="string" table:style-name="ce1">
            <text:p>REF0000761</text:p>
          </table:table-cell>
          <table:table-cell office:value-type="string" table:style-name="ce6">
            <text:p>VREG CROSS - Onsite Pre-Exam Ciuster Statement of Schedule of Provision Required(CBPESR022)Not Seen</text:p>
          </table:table-cell>
          <table:table-cell office:value-type="string" table:style-name="ce6">
            <text:p>SLCB UPGRADE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seph Boateng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2">
          <table:table-cell office:value-type="string" table:style-name="ce1">
            <text:p>REF0000762</text:p>
          </table:table-cell>
          <table:table-cell office:value-type="string" table:style-name="ce6">
            <text:p>VREG CROSS - Onsite Pre-Exam Ciuster Statement of Detailed Customer Credit Information(CBPESR024)Not Seen</text:p>
          </table:table-cell>
          <table:table-cell office:value-type="string" table:style-name="ce6">
            <text:p>SLCB UPGRADE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seph Boateng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3">
          <table:table-cell office:value-type="string" table:style-name="ce1">
            <text:p>REF0000763</text:p>
          </table:table-cell>
          <table:table-cell office:value-type="string" table:style-name="ce6">
            <text:p>VREG CROSS - Onsite Pre-Exam Ciuster Statement of Loans and Advances to Directors and Officers of Other Banks(CBPESR026)Not Seen</text:p>
          </table:table-cell>
          <table:table-cell office:value-type="string" table:style-name="ce6">
            <text:p>SLCB UPGRADE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seph Boateng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3">
          <table:table-cell office:value-type="string" table:style-name="ce1">
            <text:p>REF0000764</text:p>
          </table:table-cell>
          <table:table-cell office:value-type="string" table:style-name="ce6">
            <text:p>VREG CROSS - Onsite Pre-Exam Ciuster Statement of Loans and Advances to Accounts Lawyers, Consultants and Other Professionals(CBPESR027)Not Seen</text:p>
          </table:table-cell>
          <table:table-cell office:value-type="string" table:style-name="ce6">
            <text:p>SLCB UPGRADE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seph Boateng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6">
          <table:table-cell office:value-type="string" table:style-name="ce1">
            <text:p>REF0000765</text:p>
          </table:table-cell>
          <table:table-cell office:value-type="string" table:style-name="ce6">
            <text:p>VREG CROSS - Onsite Pre-Exam Ciuster Statement of Letter Of Credit (Loans and Advances to Accounts Lawyers, Consultants and Other Professionals)(CBPESR028)Not Seen</text:p>
          </table:table-cell>
          <table:table-cell office:value-type="string" table:style-name="ce6">
            <text:p>SLCB UPGRADE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seph Boateng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2">
          <table:table-cell office:value-type="string" table:style-name="ce1">
            <text:p>REF0000766</text:p>
          </table:table-cell>
          <table:table-cell office:value-type="string" table:style-name="ce6">
            <text:p>VREG CROSS - Onsite Pre-Exam Ciuster Statement of Acceptances(CBPESR029)Not Seen</text:p>
          </table:table-cell>
          <table:table-cell office:value-type="string" table:style-name="ce6">
            <text:p>SLCB UPGRADE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seph Boateng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3">
          <table:table-cell office:value-type="string" table:style-name="ce1">
            <text:p>REF0000767</text:p>
          </table:table-cell>
          <table:table-cell office:value-type="string" table:style-name="ce6">
            <text:p>VREG CROSS - Onsite Pre-Exam Ciuster Statement of Loans and Advances Secured By Customer's Own Deposits(CBPESR030)Not Seen</text:p>
          </table:table-cell>
          <table:table-cell office:value-type="string" table:style-name="ce6">
            <text:p>SLCB UPGRADE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seph Boateng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2">
          <table:table-cell office:value-type="string" table:style-name="ce1">
            <text:p>REF0000768</text:p>
          </table:table-cell>
          <table:table-cell office:value-type="string" table:style-name="ce6">
            <text:p>VREG CROSS - Onsite Pre-Exam Ciuster Statement of Government Guaranteed Loans(CBPESR031)Not Seen</text:p>
          </table:table-cell>
          <table:table-cell office:value-type="string" table:style-name="ce6">
            <text:p>SLCB UPGRADE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seph Boateng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3">
          <table:table-cell office:value-type="string" table:style-name="ce1">
            <text:p>REF0000769</text:p>
          </table:table-cell>
          <table:table-cell office:value-type="string" table:style-name="ce6">
            <text:p>VREG CROSS - Onsite Pre-Exam Ciuster Statement of Loans Secured By Shares of Stock in Other Non-Bank Financial Institutions(CBPESR032)Not Seen</text:p>
          </table:table-cell>
          <table:table-cell office:value-type="string" table:style-name="ce6">
            <text:p>SLCB UPGRADE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seph Boateng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2">
          <table:table-cell office:value-type="string" table:style-name="ce1">
            <text:p>REF0000770</text:p>
          </table:table-cell>
          <table:table-cell office:value-type="string" table:style-name="ce6">
            <text:p>VREG CROSS - Onsite Pre-Exam Ciuster Statement of Securities File/Register(CBPESR036)Not Seen</text:p>
          </table:table-cell>
          <table:table-cell office:value-type="string" table:style-name="ce6">
            <text:p>SLCB UPGRADE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seph Boateng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2">
          <table:table-cell office:value-type="string" table:style-name="ce1">
            <text:p>REF0000771</text:p>
          </table:table-cell>
          <table:table-cell office:value-type="string" table:style-name="ce6">
            <text:p>VREG CROSS - Onsite Pre-Exam Ciuster Statement of List of Loans not Accruing Interest(CBPESR037)Not Seen</text:p>
          </table:table-cell>
          <table:table-cell office:value-type="string" table:style-name="ce6">
            <text:p>SLCB UPGRADE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seph Boateng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2">
          <table:table-cell office:value-type="string" table:style-name="ce1">
            <text:p>REF0000772</text:p>
          </table:table-cell>
          <table:table-cell office:value-type="string" table:style-name="ce6">
            <text:p>VREG CROSS - Onsite Pre-Exam Ciuster Statement of Past Due Loan(CBPESR039)Not Seen</text:p>
          </table:table-cell>
          <table:table-cell office:value-type="string" table:style-name="ce6">
            <text:p>SLCB UPGRADE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seph Boateng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1">
          <table:table-cell office:value-type="string" table:style-name="ce1">
            <text:p>REF0000773</text:p>
          </table:table-cell>
          <table:table-cell office:value-type="string" table:style-name="ce6">
            <text:p>VREG CROSS - CIS Statement of Collateral Information(CBAWCR009)Not Seen</text:p>
          </table:table-cell>
          <table:table-cell office:value-type="string" table:style-name="ce6">
            <text:p>SLCB UPGRADE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0%</text:p>
          </table:table-cell>
          <table:table-cell office:value-type="string" table:style-name="ce6">
            <text:p>Joseph Boateng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1">
          <table:table-cell office:value-type="string" table:style-name="ce1">
            <text:p>REF0000774</text:p>
          </table:table-cell>
          <table:table-cell office:value-type="string" table:style-name="ce6">
            <text:p>VREG CROSS - CISEnd Of Credit Transaction(CBMCR001)Not Seen</text:p>
          </table:table-cell>
          <table:table-cell office:value-type="string" table:style-name="ce6">
            <text:p>SLCB UPGRADE</text:p>
          </table:table-cell>
          <table:table-cell office:value-type="string" table:style-name="ce1">
            <text:p>2022-02-15</text:p>
          </table:table-cell>
          <table:table-cell office:value-type="string" table:style-name="ce1">
            <text:p>2022-07-14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10%</text:p>
          </table:table-cell>
          <table:table-cell office:value-type="string" table:style-name="ce6">
            <text:p>Joseph Boateng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1">
          <table:table-cell office:value-type="string" table:style-name="ce1">
            <text:p>REF00001115</text:p>
          </table:table-cell>
          <table:table-cell office:value-type="string" table:style-name="ce6">
            <text:p>FIXED ASSET RETIREMENT</text:p>
          </table:table-cell>
          <table:table-cell office:value-type="string" table:style-name="ce6">
            <text:p>FIXED ASSET</text:p>
          </table:table-cell>
          <table:table-cell office:value-type="string" table:style-name="ce1">
            <text:p>2022-04-22</text:p>
          </table:table-cell>
          <table:table-cell office:value-type="string" table:style-name="ce1">
            <text:p>2022-04-23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80%</text:p>
          </table:table-cell>
          <table:table-cell office:value-type="string" table:style-name="ce6">
            <text:p>Prince Manu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2">
          <table:table-cell office:value-type="string" table:style-name="ce1">
            <text:p>REF00001319</text:p>
          </table:table-cell>
          <table:table-cell office:value-type="string" table:style-name="ce6">
            <text:p>PC CODE tagging staff</text:p>
          </table:table-cell>
          <table:table-cell office:value-type="string" table:style-name="ce6">
            <text:p>PC CODE CREATION</text:p>
          </table:table-cell>
          <table:table-cell office:value-type="string" table:style-name="ce1">
            <text:p>2022-05-17</text:p>
          </table:table-cell>
          <table:table-cell office:value-type="string" table:style-name="ce1">
            <text:p>2022-05-20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Gaddiel Essuman-Acquah</text:p>
          </table:table-cell>
          <table:table-cell table:number-columns-repeated="246" table:style-name="ce2"/>
          <table:table-cell table:number-columns-repeated="16130" table:style-name="ce1"/>
        </table:table-row>
        <table:table-row table:style-name="ro1">
          <table:table-cell office:value-type="string" table:style-name="ce1">
            <text:p>REF00001354</text:p>
          </table:table-cell>
          <table:table-cell office:value-type="string" table:style-name="ce6">
            <text:p>Add download button for downloading of medical attachment</text:p>
          </table:table-cell>
          <table:table-cell office:value-type="string" table:style-name="ce6">
            <text:p>SLCB HR</text:p>
          </table:table-cell>
          <table:table-cell office:value-type="string" table:style-name="ce1">
            <text:p>2022-05-23</text:p>
          </table:table-cell>
          <table:table-cell office:value-type="string" table:style-name="ce1">
            <text:p>2022-05-23</text:p>
          </table:table-cell>
          <table:table-cell office:value-type="string" table:style-name="ce6">
            <text:p>Enterprise Solutions</text:p>
          </table:table-cell>
          <table:table-cell office:value-type="string" table:style-name="ce1">
            <text:p>100%</text:p>
          </table:table-cell>
          <table:table-cell office:value-type="string" table:style-name="ce6">
            <text:p>Henry Caleb Amoh</text:p>
          </table:table-cell>
          <table:table-cell table:number-columns-repeated="246" table:style-name="ce2"/>
          <table:table-cell table:number-columns-repeated="16130" table:style-name="ce1"/>
        </table:table-row>
        <table:table-row table:number-rows-repeated="1048485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225</meta:generator>
    <meta:initial-creator>phpMyAdmin 5.0.4</meta:initial-creator>
    <dc:creator>Alex</dc:creator>
    <meta:creation-date>2022-05-31T11:50:09Z</meta:creation-date>
    <dc:date>2022-05-31T10:42:35Z</dc:date>
    <meta:print-date>2022-05-31T10:42:29Z</meta:print-date>
  </office:meta>
</office:document-meta>
</file>